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ynamicCallAction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DynamicCallAction</text:h>
                    <text:list>
                        <text:list-item>
                            <text:h text:style-name="Heading_20_2" text:outline-level="2">Description</text:h>
                        </text:list-item>
                    </text:list>
                </text:list-item>
            </text:list>

            <text:p text:style-name="Standard"><text:span>Executes a User action whose name is not known in advance, i.e. it is determined during Flow execution, for example its name can come from a variable. Such a User action must not have inputs and outputs, but only </text:span><text:span text:style-name="T1">Start</text:span><text:span> and </text:span><text:span text:style-name="T1">End</text:span><text:span> Actions.</text:span></text:p>

            
                <text:list xml:id="list_DynamicCallAction2" text:continue-numbering="true" text:continue-list="list_DynamicCallActio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ynamicCallAction5" text:continue-numbering="true" text:style-name="Outline">
                                                <text:list-item>
                                                    <text:list>
                                                        <text:list-item>
                                                            <text:list>
                                                                <text:list-item>
                                                                    <text:h text:style-name="Heading_20_3" text:outline-level="3">
                                                                        Action
                                                                        <text:s text:c="4"/>
                                                                        <text:span text:style-name="T2">EXPRESSION (string)</text:span>
                                                                    </text:h>
                                                                </text:list-item>
                                                            </text:list>
                                                        </text:list-item>
                                                    </text:list>
                                                </text:list-item>
                                            </text:list>
                                            <text:p text:style-name="Standard"><text:span>The name of the User action to be executed, obtained during Flow execution by evaluating this expression.</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DynamicCallAction6" text:continue-numbering="true" text:continue-list="list_DynamicCallAction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ynamicCallAction7" text:continue-numbering="true" text:continue-list="list_DynamicCallAction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DynamicCallAction8" text:continue-numbering="true" text:continue-list="list_DynamicCallAction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DynamicCallAction9" text:continue-numbering="true" text:continue-list="list_DynamicCallAction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ynamicCallAction10" text:continue-numbering="true" text:continue-list="list_DynamicCallAction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DynamicCallAction3" text:continue-numbering="true" text:continue-list="list_DynamicCallAction2" text:style-name="Outline">
                    <text:list-item>
                        <text:list>
                            <text:list-item>
                                <text:h text:style-name="Heading_20_2" text:outline-level="2">Inputs</text:h>
                            </text:list-item>
                        </text:list>
                    </text:list-item>
                </text:list>

                
                            <text:list xml:id="list_DynamicCallAction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DynamicCallAction4" text:continue-numbering="true" text:continue-list="list_DynamicCallAction3" text:style-name="Outline">
                    <text:list-item>
                        <text:list>
                            <text:list-item>
                                <text:h text:style-name="Heading_20_2" text:outline-level="2">Outputs</text:h>
                            </text:list-item>
                        </text:list>
                    </text:list-item>
                </text:list>

                
                            <text:list xml:id="list_DynamicCallAction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